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F000003BD8E7E252616F44C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49b41" officeooo:paragraph-rsid="00149b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ctive is get simple system monitor</text:p>
      <text:p text:style-name="P1"/>
      <text:p text:style-name="P1"><draw:frame draw:style-name="fr1" draw:name="Image1" text:anchor-type="char" svg:x="0.1146in" svg:y="0in" svg:width="6.9252in" svg:height="3.4547in" draw:z-index="0"><draw:image xlink:href="Pictures/100000000000077F000003BD8E7E252616F44CE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09T15:20:49.207060679</dc:date>
    <meta:editing-duration>PT3M17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1" meta:paragraph-count="1" meta:word-count="6" meta:character-count="38" meta:non-whitespace-character-count="33"/>
  </office:meta>
</office:document-meta>
</file>